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f6c6" officeooo:paragraph-rsid="0010f6c6"/>
    </style:style>
    <style:style style:name="P2" style:family="paragraph" style:parent-style-name="Standard">
      <style:text-properties officeooo:rsid="00137b4c" officeooo:paragraph-rsid="00137b4c"/>
    </style:style>
    <style:style style:name="P3" style:family="paragraph" style:parent-style-name="Standard">
      <style:text-properties officeooo:rsid="00139df8" officeooo:paragraph-rsid="00139df8"/>
    </style:style>
    <style:style style:name="P4" style:family="paragraph" style:parent-style-name="Standard">
      <style:text-properties officeooo:rsid="0015bc39" officeooo:paragraph-rsid="0015bc39"/>
    </style:style>
    <style:style style:name="P5" style:family="paragraph" style:parent-style-name="Standard">
      <style:text-properties officeooo:rsid="001640fc" officeooo:paragraph-rsid="001640fc"/>
    </style:style>
    <style:style style:name="T1" style:family="text">
      <style:text-properties officeooo:rsid="00187e88"/>
    </style:style>
    <style:style style:name="T2" style:family="text">
      <style:text-properties officeooo:rsid="0019bc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atoracao</text:p>
      <text:p text:style-name="P1"/>
      <text:p text:style-name="P2">programacao pareada</text:p>
      <text:p text:style-name="P2"/>
      <text:p text:style-name="P4">vantagens</text:p>
      <text:p text:style-name="P4"/>
      <text:p text:style-name="P4">compartihamento de experiencia</text:p>
      <text:p text:style-name="P4">nivelamento do aprendizado</text:p>
      <text:p text:style-name="P4">erra menos</text:p>
      <text:p text:style-name="P4">melhora a implementacao</text:p>
      <text:p text:style-name="P4">busca solucoes mais simples</text:p>
      <text:p text:style-name="P4">aumenta truck factor</text:p>
      <text:p text:style-name="P4">trabalho em time</text:p>
      <text:p text:style-name="P4">foco</text:p>
      <text:p text:style-name="P4"/>
      <text:p text:style-name="P4">desvantagens</text:p>
      <text:p text:style-name="P4"/>
      <text:p text:style-name="P5">dispersao (precisa disciplina)</text:p>
      <text:p text:style-name="P5">relacionamento interpessoal</text:p>
      <text:p text:style-name="P5">2 pessoas para 1 problema</text:p>
      <text:p text:style-name="P5">- curto prazo: mair custo</text:p>
      <text:p text:style-name="P5">- medio/longo prazo: menor custo</text:p>
      <text:p text:style-name="P2"/>
      <text:p text:style-name="P3"><text:span text:style-name="T2">T</text:span>estes de codigo - <text:s/><text:span text:style-name="T1">deve ser produzido antes da refatorac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1:40:18.746327904</meta:creation-date>
    <dc:date>2015-08-12T10:11:50.228020315</dc:date>
    <meta:editing-duration>PT4M3S</meta:editing-duration>
    <meta:editing-cycles>10</meta:editing-cycles>
    <meta:generator>LibreOffice/4.2.4.2$Linux_X86_64 LibreOffice_project/420m0$Build-2</meta:generator>
    <meta:document-statistic meta:table-count="0" meta:image-count="0" meta:object-count="0" meta:page-count="1" meta:paragraph-count="18" meta:word-count="57" meta:character-count="405" meta:non-whitespace-character-count="365"/>
  </office:meta>
</office:document-meta>
</file>